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a533f" officeooo:paragraph-rsid="001a533f" style:font-size-asian="13pt" style:font-size-complex="13pt"/>
    </style:style>
    <style:style style:name="P2" style:family="paragraph" style:parent-style-name="Standard">
      <style:text-properties fo:font-size="13pt" officeooo:rsid="001a533f" officeooo:paragraph-rsid="001d42a9" style:font-size-asian="13pt" style:font-size-complex="13pt"/>
    </style:style>
    <style:style style:name="P3" style:family="paragraph" style:parent-style-name="Standard">
      <style:text-properties fo:font-size="13pt" officeooo:rsid="001d609e" officeooo:paragraph-rsid="001d609e" style:font-size-asian="13pt" style:font-size-complex="13pt"/>
    </style:style>
    <style:style style:name="P4" style:family="paragraph" style:parent-style-name="Standard">
      <style:text-properties fo:font-size="13pt" officeooo:rsid="00255325" officeooo:paragraph-rsid="00255325" style:font-size-asian="13pt" style:font-size-complex="13pt"/>
    </style:style>
    <style:style style:name="P5" style:family="paragraph" style:parent-style-name="Standard">
      <style:text-properties fo:font-size="13pt" officeooo:rsid="0028b8ae" officeooo:paragraph-rsid="0028b8ae" style:font-size-asian="13pt" style:font-size-complex="13pt"/>
    </style:style>
    <style:style style:name="P6" style:family="paragraph" style:parent-style-name="Standard">
      <style:text-properties fo:font-size="13pt" officeooo:rsid="002c0f1e" officeooo:paragraph-rsid="002c0f1e" style:font-size-asian="13pt" style:font-size-complex="13pt"/>
    </style:style>
    <style:style style:name="P7" style:family="paragraph" style:parent-style-name="Standard">
      <style:text-properties fo:font-size="13pt" officeooo:rsid="002c4bd8" officeooo:paragraph-rsid="002c4bd8" style:font-size-asian="13pt" style:font-size-complex="13pt"/>
    </style:style>
    <style:style style:name="P8" style:family="paragraph" style:parent-style-name="Standard">
      <style:text-properties fo:font-size="13pt" officeooo:rsid="002c5c49" officeooo:paragraph-rsid="002c5c49" style:font-size-asian="13pt" style:font-size-complex="13pt"/>
    </style:style>
    <style:style style:name="P9" style:family="paragraph" style:parent-style-name="Standard">
      <style:text-properties fo:font-size="13pt" officeooo:rsid="002cf198" officeooo:paragraph-rsid="002cf198" style:font-size-asian="13pt" style:font-size-complex="13pt"/>
    </style:style>
    <style:style style:name="P10" style:family="paragraph" style:parent-style-name="Standard">
      <style:text-properties fo:font-size="13pt" officeooo:rsid="002fec43" officeooo:paragraph-rsid="00255325" style:font-size-asian="13pt" style:font-size-complex="13pt"/>
    </style:style>
    <style:style style:name="P11" style:family="paragraph" style:parent-style-name="Standard">
      <style:text-properties fo:font-size="13pt" officeooo:rsid="0036737a" officeooo:paragraph-rsid="0036737a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d42a9" style:font-weight-asian="bold" style:font-weight-complex="bold"/>
    </style:style>
    <style:style style:name="T3" style:family="text">
      <style:text-properties officeooo:rsid="001d9e01"/>
    </style:style>
    <style:style style:name="T4" style:family="text">
      <style:text-properties style:text-position="super 58%" officeooo:rsid="001d9e01"/>
    </style:style>
    <style:style style:name="T5" style:family="text">
      <style:text-properties officeooo:rsid="0032c0c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eate the table </text:p>
      <text:p text:style-name="P2"><text:span text:style-name="T2">S</text:span><text:span text:style-name="T1">tudent marks</text:span>(Name,Total marks)</text:p>
      <text:p text:style-name="P1"><text:span text:style-name="T1">Result</text:span>(Roll_No,Name,Class)</text:p>
      <text:p text:style-name="P1"/>
      <text:p text:style-name="P3">Write a stored procedure namely procedure_grade for the categorization of the student if marks scored by the student <text:span text:style-name="T3">in examination is &lt;=1500 and marks&gt;=990 then student will be placed in distinction category.If marks scored are between 989 and 900 then category is 1</text:span><text:span text:style-name="T4">st</text:span><text:span text:style-name="T3"> <text:s/>class,if marks are between 899 and 825 then category is higher 2</text:span><text:span text:style-name="T4">nd</text:span><text:span text:style-name="T3"> <text:s/>class.</text:span></text:p>
      <text:p text:style-name="P3"/>
      <text:p text:style-name="P5">create procedure proc_grade(in rollno tinyint,in name varchar(15),in marks int) begin declare class varchar(25); if marks&gt;=990 and marks&lt;=1500 then set class="Distinction"; elseif marks&lt;=989 and marks&gt;=900 then set class="First Class"; elseif marks&lt;=899 and marks&gt;=825 then set class="Second Class"; elseif marks&lt;=824 and marks&gt;=700 then set class="Pass"; else set class="Fail"; end if; insert into studmarks values(name,marks);insert into result values(rollno,name,class);end$ </text:p>
      <text:p text:style-name="P5"/>
      <text:p text:style-name="P6">call proc_grade(1,"Aryan",850); </text:p>
      <text:p text:style-name="P6">Query OK, 1 row affected (0.06 sec) </text:p>
      <text:p text:style-name="P6"/>
      <text:p text:style-name="P6">mysql&gt; call proc_grade(2,"Peter",1000); </text:p>
      <text:p text:style-name="P6">Query OK, 1 row affected (0.06 sec) </text:p>
      <text:p text:style-name="P6"/>
      <text:p text:style-name="P6">mysql&gt; call proc_grade(3,"Smith",834); </text:p>
      <text:p text:style-name="P6">Query OK, 1 row affected (0.07 sec) </text:p>
      <text:p text:style-name="P6"/>
      <text:p text:style-name="P6">mysql&gt; call proc_grade(4,"Carol",750); </text:p>
      <text:p text:style-name="P6">Query OK, 1 row affected (0.07 sec) </text:p>
      <text:p text:style-name="P6"/>
      <text:p text:style-name="P7">call proc_grade(5,"Bob",950); </text:p>
      <text:p text:style-name="P7">Query OK, 1 row affected (0.07 sec) </text:p>
      <text:p text:style-name="P7"/>
      <text:p text:style-name="P8"><text:s/>call proc_grade(6,"Sam",650); </text:p>
      <text:p text:style-name="P8">Query OK, 1 row affected (0.06 sec) </text:p>
      <text:p text:style-name="P8"/>
      <text:p text:style-name="P9">select * from result; </text:p>
      <text:p text:style-name="P9">+---------+-------+--------------+ </text:p>
      <text:p text:style-name="P9">| Roll_No | Name <text:s/>| Class <text:s text:c="7"/>| </text:p>
      <text:p text:style-name="P9">+---------+-------+--------------+ </text:p>
      <text:p text:style-name="P9">| <text:s text:c="6"/>1 | Aryan | Second Class | </text:p>
      <text:p text:style-name="P9">| <text:s text:c="6"/>2 | Peter | Distinction <text:s/>| </text:p>
      <text:p text:style-name="P9">| <text:s text:c="6"/>3 | Smith | Second Class | </text:p>
      <text:p text:style-name="P9">| <text:s text:c="6"/>4 | Carol | Pass <text:s text:c="8"/>| </text:p>
      <text:p text:style-name="P9">| <text:s text:c="6"/>5 | Bob <text:s text:c="2"/>| First Class <text:s/>| </text:p>
      <text:p text:style-name="P9">| <text:s text:c="6"/>6 | Sam <text:s text:c="2"/>| Fail <text:s text:c="8"/>| </text:p>
      <text:p text:style-name="P9">+---------+-------+--------------+ </text:p>
      <text:p text:style-name="P9">6 rows in set (0.00 sec) </text:p>
      <text:p text:style-name="P9"/>
      <text:p text:style-name="P9">mysql&gt; select * from studmarks; </text:p>
      <text:p text:style-name="P9"><text:soft-page-break/>+-------+------------+ </text:p>
      <text:p text:style-name="P9">| Name <text:s/>| TotalMarks | </text:p>
      <text:p text:style-name="P9">+-------+------------+ </text:p>
      <text:p text:style-name="P9">| Aryan | <text:s text:c="7"/>850 | </text:p>
      <text:p text:style-name="P9">| Peter | <text:s text:c="6"/>1000 | </text:p>
      <text:p text:style-name="P9">| Smith | <text:s text:c="7"/>834 | </text:p>
      <text:p text:style-name="P9">| Carol | <text:s text:c="7"/>750 | </text:p>
      <text:p text:style-name="P9">| Bob <text:s text:c="2"/>| <text:s text:c="7"/>950 | </text:p>
      <text:p text:style-name="P9">| Sam <text:s text:c="2"/>| <text:s text:c="7"/>650 | </text:p>
      <text:p text:style-name="P9">+-------+------------+ </text:p>
      <text:p text:style-name="P9">6 rows in set (0.00 sec) </text:p>
      <text:p text:style-name="P9"/>
      <text:p text:style-name="P4">Create a function which will return total students in a given class.</text:p>
      <text:p text:style-name="P10"/>
      <text:p text:style-name="P11"><text:bookmark-start text:name="__DdeLink__142_980985957"/>create function tot_stud(classname varchar(25)) returns int begin declare total int(20); select distinct count(*) into total from result where Class=classname;return total;end $<text:bookmark-end text:name="__DdeLink__142_980985957"/></text:p>
      <text:p text:style-name="P11">Query OK, 0 rows affected (0.00 sec)</text:p>
      <text:p text:style-name="P11"/>
      <text:p text:style-name="P11">mysql&gt; delimiter ;</text:p>
      <text:p text:style-name="P11">mysql&gt; select tot_stud("Second Class");</text:p>
      <text:p text:style-name="P11">+--------------------------+</text:p>
      <text:p text:style-name="P11">| tot_stud("Second Class") |</text:p>
      <text:p text:style-name="P11">+--------------------------+</text:p>
      <text:p text:style-name="P11">| <text:s text:c="23"/>2 |</text:p>
      <text:p text:style-name="P11">+--------------------------+</text:p>
      <text:p text:style-name="P11">1 row in set (0.00 sec)</text:p>
      <text:p text:style-name="P11"/>
      <text:p text:style-name="P11">mysql&gt; select tot_stud("Pass");</text:p>
      <text:p text:style-name="P11">+------------------+</text:p>
      <text:p text:style-name="P11">| tot_stud("Pass") |</text:p>
      <text:p text:style-name="P11">+------------------+</text:p>
      <text:p text:style-name="P11">| <text:s text:c="15"/>1 |</text:p>
      <text:p text:style-name="P11">+------------------+</text:p>
      <text:p text:style-name="P11">1 row in set (0.00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9T10:30:42.599917188</meta:creation-date>
    <dc:date>2017-08-20T19:51:45.465230819</dc:date>
    <meta:editing-duration>PT4H43M40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2" meta:paragraph-count="59" meta:word-count="391" meta:character-count="2663" meta:non-whitespace-character-count="2161"/>
  </office:meta>
</office:document-meta>
</file>